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fill-color="#ccffff" draw:textarea-horizontal-align="justify" draw:textarea-vertical-align="middle" draw:auto-grow-height="false" fo:min-height="0.814cm" fo:min-width="0.099cm"/>
    </style:style>
    <style:style style:name="gr2" style:family="graphic" style:parent-style-name="Default_5f_1">
      <style:graphic-properties draw:fill-color="#ccffff" draw:textarea-horizontal-align="justify" draw:textarea-vertical-align="middle" draw:auto-grow-height="false" fo:min-height="0.812cm" fo:min-width="0.076cm"/>
    </style:style>
    <style:style style:name="gr3" style:family="graphic" style:parent-style-name="Default_5f_1">
      <style:graphic-properties svg:stroke-color="#000000" draw:fill-color="#ffffcc" draw:textarea-horizontal-align="justify" draw:textarea-vertical-align="middle" draw:auto-grow-height="false" fo:min-height="1.688cm" fo:min-width="2.185cm"/>
    </style:style>
    <style:style style:name="gr4" style:family="graphic" style:parent-style-name="Default_5f_1">
      <style:graphic-properties svg:stroke-width="0cm" draw:marker-start-width="0.2cm" draw:marker-end-width="0.2cm" draw:fill-color="#dddddd" draw:textarea-horizontal-align="justify" draw:textarea-vertical-align="middle" draw:auto-grow-height="false" fo:min-height="1.359cm" fo:min-width="1.497cm" fo:padding-top="0.125cm" fo:padding-bottom="0.125cm" fo:padding-left="0.25cm" fo:padding-right="0.25cm"/>
    </style:style>
    <style:style style:name="gr5" style:family="graphic" style:parent-style-name="Default_5f_1">
      <style:graphic-properties draw:fill-color="#ff8080" draw:textarea-horizontal-align="justify" draw:textarea-vertical-align="middle" draw:auto-grow-height="false" fo:min-height="0.325cm" fo:min-width="0cm"/>
    </style:style>
    <style:style style:name="gr6" style:family="graphic" style:parent-style-name="Default_5f_1">
      <style:graphic-properties svg:stroke-color="#000000" draw:fill="hatch" draw:fill-color="#ffffcc" draw:fill-hatch-name="image-stack" draw:fill-hatch-solid="false" draw:textarea-horizontal-align="justify" draw:textarea-vertical-align="middle" draw:auto-grow-height="false" fo:min-height="0cm" fo:min-width="1.368cm"/>
    </style:style>
    <style:style style:name="gr7" style:family="graphic" style:parent-style-name="Default_5f_1">
      <style:graphic-properties draw:textarea-horizontal-align="justify" draw:textarea-vertical-align="middle" draw:auto-grow-height="false" fo:min-height="0.45cm" fo:min-width="0.288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2cm" svg:stroke-color="#0000cc" draw:marker-start-width="0.5cm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start="Arrow" draw:marker-end="Arrow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19cm"/>
    </style:style>
    <style:style style:name="gr14" style:family="graphic" style:parent-style-name="Default_5f_1">
      <style:graphic-properties draw:fill="solid" draw:fill-color="#004586" draw:textarea-horizontal-align="justify" draw:textarea-vertical-align="middle" draw:auto-grow-height="false" fo:min-height="0.814cm" fo:min-width="0.099cm"/>
    </style:style>
    <style:style style:name="gr15" style:family="graphic" style:parent-style-name="Default_5f_1">
      <style:graphic-properties draw:fill="solid" draw:fill-color="#004586" draw:textarea-horizontal-align="justify" draw:textarea-vertical-align="middle" draw:auto-grow-height="false" fo:min-height="0.812cm" fo:min-width="0.076cm"/>
    </style:style>
    <style:style style:name="gr16" style:family="graphic" style:parent-style-name="Default_5f_1">
      <style:graphic-properties draw:stroke="none" svg:stroke-color="#000000" draw:fill="none" draw:fill-color="#ffffff" fo:min-height="1.425cm"/>
    </style:style>
    <style:style style:name="gr17" style:family="graphic" style:parent-style-name="standard">
      <style:graphic-properties draw:textarea-horizontal-align="justify" draw:textarea-vertical-align="middle" draw:auto-grow-height="false" fo:min-height="0.8cm" fo:min-width="0.25cm"/>
    </style:style>
    <style:style style:name="gr18" style:family="graphic" style:parent-style-name="objectwithoutfill">
      <style:graphic-properties svg:stroke-width="0cm" svg:stroke-color="#000000" draw:marker-start-width="0cm" draw:marker-end-width="0cm" draw:fill="none" draw:textarea-vertical-align="middle" fo:padding-top="0.125cm" fo:padding-bottom="0.125cm" fo:padding-left="0.25cm" fo:padding-right="0.25cm"/>
    </style:style>
    <style:style style:name="gr19" style:family="graphic" style:parent-style-name="objectwithoutfill">
      <style:graphic-properties svg:stroke-width="0.2cm" svg:stroke-color="#7e0021" draw:marker-start-width="0.5cm" draw:marker-end-width="0.5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-color="#99ccff" draw:textarea-vertical-align="middle"/>
    </style:style>
    <style:style style:name="gr21" style:family="graphic" style:parent-style-name="Default_5f_1">
      <style:graphic-properties draw:textarea-horizontal-align="justify" draw:textarea-vertical-align="middle" draw:auto-grow-height="false" fo:min-height="1.15cm" fo:min-width="0.6cm"/>
    </style:style>
    <style:style style:name="gr22" style:family="graphic" style:parent-style-name="Default_5f_1">
      <style:graphic-properties draw:fill="gradient" draw:fill-color="#ccffff" draw:fill-gradient-name="Gradient_20_2" draw:textarea-horizontal-align="justify" draw:textarea-vertical-align="middle" draw:auto-grow-height="false" fo:min-height="0.814cm" fo:min-width="0.099cm"/>
    </style:style>
    <style:style style:name="gr23" style:family="graphic" style:parent-style-name="Default_5f_1">
      <style:graphic-properties draw:fill="gradient" draw:fill-color="#ccffff" draw:fill-gradient-name="Gradient_20_2" draw:textarea-horizontal-align="justify" draw:textarea-vertical-align="middle" draw:auto-grow-height="false" fo:min-height="0.812cm" fo:min-width="0.076cm"/>
    </style:style>
    <style:style style:name="gr24" style:family="graphic" style:parent-style-name="standard">
      <style:graphic-properties draw:stroke="none" svg:stroke-color="#000000" draw:fill="none" draw:fill-color="#ffffff" fo:min-height="0.713cm"/>
    </style:style>
    <style:style style:name="gr25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7" style:family="graphic" style:parent-style-name="standard">
      <style:graphic-properties svg:stroke-color="#000000" draw:fill="solid" draw:fill-color="#0066cc" draw:fill-hatch-solid="false" draw:textarea-horizontal-align="justify" draw:textarea-vertical-align="middle" draw:auto-grow-height="false" fo:min-height="0cm" fo:min-width="0cm"/>
    </style:style>
    <style:style style:name="gr28" style:family="graphic" style:parent-style-name="objectwithoutfill">
      <style:graphic-properties svg:stroke-width="0.1cm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0.459cm"/>
    </style:style>
    <style:style style:name="P1" style:family="paragraph">
      <loext:graphic-properties draw:fill-color="#ccffff"/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ff8080"/>
      <style:paragraph-properties fo:text-align="center"/>
    </style:style>
    <style:style style:name="P5" style:family="paragraph">
      <loext:graphic-properties draw:fill="hatch" draw:fill-color="#ffffcc" draw:fill-hatch-name="image-stack" draw:fill-hatch-solid="fals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solid" draw:fill-color="#004586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-color="#99ccff"/>
      <style:paragraph-properties fo:text-align="center"/>
    </style:style>
    <style:style style:name="P13" style:family="paragraph">
      <loext:graphic-properties draw:fill="gradient" draw:fill-color="#ccffff" draw:fill-gradient-name="Gradient_20_2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0066cc" draw:fill-hatch-solid="false"/>
      <style:paragraph-properties fo:text-align="center"/>
    </style:style>
    <style:style style:name="P16" style:family="paragraph">
      <loext:graphic-properties draw:fill="none" draw:fill-color="#ffffff"/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size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45cm" svg:height="1.504cm" draw:transform="skewX (-0.207694180987325) rotate (-0.244346095279206) translate (4.474cm 16.8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14cm" svg:height="1.5cm" draw:transform="skewX (-0.204378055408536) rotate (-0.244346095279206) translate (5.609cm 17.2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3" draw:text-style-name="P2" draw:layer="layout" svg:width="4.159cm" svg:height="3cm" draw:transform="rotate (-1.5707963267949) translate (11.83cm 5.43cm)">
              <text:p/>
              <draw:enhanced-geometry svg:viewBox="0 0 21600 21600" draw:mirror-horizontal="false" draw:glue-points="?f6 0 10800 ?f8 ?f11 10800 ?f9 21600 10800 ?f10 ?f5 10800" draw:text-areas="?f3 ?f3 ?f4 ?f4" draw:type="parallelogram" draw:modifiers="4986.01900739176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4" draw:text-style-name="P3" draw:layer="layout" svg:width="2.823cm" svg:height="2.273cm" draw:transform="skewX (-0.204727121258935) rotate (-0.244346095279206) translate (9.103cm 5.91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845cm" svg:height="1.504cm" draw:transform="skewX (-0.207694180987325) rotate (-0.244346095279206) translate (9.38cm 6.51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814cm" svg:height="1.5cm" draw:transform="skewX (-0.204378055408536) rotate (-0.244346095279206) translate (10.515cm 6.9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0.527cm" svg:height="0.813cm" draw:transform="skewX (-0.209614043164519) rotate (-0.244346095279206) translate (10.223cm 6.4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6" draw:text-style-name="P5" draw:layer="layout" svg:width="2.3cm" svg:height="0.2cm" draw:transform="rotate (-1.5707963267949) translate (11.2cm 6.4cm)">
            <text:p/>
            <draw:enhanced-geometry svg:viewBox="0 0 21600 21600" draw:mirror-horizontal="false" draw:glue-points="?f6 0 10800 ?f8 ?f11 10800 ?f9 21600 10800 ?f10 ?f5 10800" draw:text-areas="?f3 ?f3 ?f4 ?f4" draw:type="parallelogram" draw:modifiers="677.14675147660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3" draw:text-style-name="P2" draw:layer="layout" svg:width="4.159cm" svg:height="3cm" draw:transform="rotate (-1.5707963267949) translate (10.824cm 5.43cm)">
              <text:p/>
              <draw:enhanced-geometry svg:viewBox="0 0 21600 21600" draw:mirror-horizontal="false" draw:glue-points="?f6 0 10800 ?f8 ?f11 10800 ?f9 21600 10800 ?f10 ?f5 10800" draw:text-areas="?f3 ?f3 ?f4 ?f4" draw:type="parallelogram" draw:modifiers="4986.01900739176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4" draw:text-style-name="P3" draw:layer="layout" svg:width="2.823cm" svg:height="2.273cm" draw:transform="skewX (-0.204727121258935) rotate (-0.244346095279206) translate (8.097cm 5.91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845cm" svg:height="1.504cm" draw:transform="skewX (-0.207694180987325) rotate (-0.244346095279206) translate (8.374cm 6.51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814cm" svg:height="1.5cm" draw:transform="skewX (-0.204378055408536) rotate (-0.244346095279206) translate (9.509cm 6.9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0.527cm" svg:height="0.813cm" draw:transform="skewX (-0.209614043164519) rotate (-0.244346095279206) translate (9.217cm 6.4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6" draw:text-style-name="P5" draw:layer="layout" svg:width="2.3cm" svg:height="0.2cm" draw:transform="rotate (-1.5707963267949) translate (10.194cm 6.4cm)">
            <text:p/>
            <draw:enhanced-geometry svg:viewBox="0 0 21600 21600" draw:mirror-horizontal="false" draw:glue-points="?f6 0 10800 ?f8 ?f11 10800 ?f9 21600 10800 ?f10 ?f5 10800" draw:text-areas="?f3 ?f3 ?f4 ?f4" draw:type="parallelogram" draw:modifiers="677.14675147660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3" draw:text-style-name="P2" draw:layer="layout" svg:width="4.159cm" svg:height="3cm" draw:transform="rotate (-1.5707963267949) translate (9.818cm 5.43cm)">
              <text:p/>
              <draw:enhanced-geometry svg:viewBox="0 0 21600 21600" draw:mirror-horizontal="false" draw:glue-points="?f6 0 10800 ?f8 ?f11 10800 ?f9 21600 10800 ?f10 ?f5 10800" draw:text-areas="?f3 ?f3 ?f4 ?f4" draw:type="parallelogram" draw:modifiers="4986.01900739176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4" draw:text-style-name="P3" draw:layer="layout" svg:width="2.823cm" svg:height="2.273cm" draw:transform="skewX (-0.204727121258935) rotate (-0.244346095279206) translate (7.091cm 5.91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845cm" svg:height="1.504cm" draw:transform="skewX (-0.207694180987325) rotate (-0.244346095279206) translate (7.368cm 6.51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814cm" svg:height="1.5cm" draw:transform="skewX (-0.204378055408536) rotate (-0.244346095279206) translate (8.503cm 6.9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0.527cm" svg:height="0.813cm" draw:transform="skewX (-0.209614043164519) rotate (-0.244346095279206) translate (8.211cm 6.4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6" draw:text-style-name="P5" draw:layer="layout" svg:width="2.3cm" svg:height="0.2cm" draw:transform="rotate (-1.5707963267949) translate (9.188cm 6.4cm)">
            <text:p/>
            <draw:enhanced-geometry svg:viewBox="0 0 21600 21600" draw:mirror-horizontal="false" draw:glue-points="?f6 0 10800 ?f8 ?f11 10800 ?f9 21600 10800 ?f10 ?f5 10800" draw:text-areas="?f3 ?f3 ?f4 ?f4" draw:type="parallelogram" draw:modifiers="677.14675147660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3" draw:text-style-name="P2" draw:layer="layout" svg:width="4.159cm" svg:height="3cm" draw:transform="rotate (-1.5707963267949) translate (8.812cm 5.43cm)">
              <text:p/>
              <draw:enhanced-geometry svg:viewBox="0 0 21600 21600" draw:mirror-horizontal="false" draw:glue-points="?f6 0 10800 ?f8 ?f11 10800 ?f9 21600 10800 ?f10 ?f5 10800" draw:text-areas="?f3 ?f3 ?f4 ?f4" draw:type="parallelogram" draw:modifiers="4986.01900739176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4" draw:text-style-name="P3" draw:layer="layout" svg:width="2.823cm" svg:height="2.273cm" draw:transform="skewX (-0.204727121258935) rotate (-0.244346095279206) translate (6.085cm 5.91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845cm" svg:height="1.504cm" draw:transform="skewX (-0.207694180987325) rotate (-0.244346095279206) translate (6.362cm 6.51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814cm" svg:height="1.5cm" draw:transform="skewX (-0.204378055408536) rotate (-0.244346095279206) translate (7.497cm 6.9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0.527cm" svg:height="0.813cm" draw:transform="skewX (-0.209614043164519) rotate (-0.244346095279206) translate (7.205cm 6.4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6" draw:text-style-name="P5" draw:layer="layout" svg:width="2.3cm" svg:height="0.2cm" draw:transform="rotate (-1.5707963267949) translate (8.182cm 6.4cm)">
            <text:p/>
            <draw:enhanced-geometry svg:viewBox="0 0 21600 21600" draw:mirror-horizontal="false" draw:glue-points="?f6 0 10800 ?f8 ?f11 10800 ?f9 21600 10800 ?f10 ?f5 10800" draw:text-areas="?f3 ?f3 ?f4 ?f4" draw:type="parallelogram" draw:modifiers="677.14675147660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3" draw:text-style-name="P2" draw:layer="layout" svg:width="4.159cm" svg:height="3cm" draw:transform="rotate (-1.5707963267949) translate (7.806cm 5.43cm)">
              <text:p/>
              <draw:enhanced-geometry svg:viewBox="0 0 21600 21600" draw:mirror-horizontal="false" draw:glue-points="?f6 0 10800 ?f8 ?f11 10800 ?f9 21600 10800 ?f10 ?f5 10800" draw:text-areas="?f3 ?f3 ?f4 ?f4" draw:type="parallelogram" draw:modifiers="4986.01900739176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4" draw:text-style-name="P3" draw:layer="layout" svg:width="2.823cm" svg:height="2.273cm" draw:transform="skewX (-0.204727121258935) rotate (-0.244346095279206) translate (5.079cm 5.91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845cm" svg:height="1.504cm" draw:transform="skewX (-0.207694180987325) rotate (-0.244346095279206) translate (5.356cm 6.51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814cm" svg:height="1.5cm" draw:transform="skewX (-0.204378055408536) rotate (-0.244346095279206) translate (6.491cm 6.9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0.527cm" svg:height="0.813cm" draw:transform="skewX (-0.209614043164519) rotate (-0.244346095279206) translate (6.199cm 6.4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6" draw:text-style-name="P5" draw:layer="layout" svg:width="2.3cm" svg:height="0.2cm" draw:transform="rotate (-1.5707963267949) translate (7.176cm 6.4cm)">
            <text:p/>
            <draw:enhanced-geometry svg:viewBox="0 0 21600 21600" draw:mirror-horizontal="false" draw:glue-points="?f6 0 10800 ?f8 ?f11 10800 ?f9 21600 10800 ?f10 ?f5 10800" draw:text-areas="?f3 ?f3 ?f4 ?f4" draw:type="parallelogram" draw:modifiers="677.14675147660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2" draw:layer="layout" svg:width="4.159cm" svg:height="3cm" draw:transform="rotate (-1.5707963267949) translate (6.8cm 5.43cm)">
          <text:p/>
          <draw:enhanced-geometry svg:viewBox="0 0 21600 21600" draw:mirror-horizontal="false" draw:glue-points="?f6 0 10800 ?f8 ?f11 10800 ?f9 21600 10800 ?f10 ?f5 10800" draw:text-areas="?f3 ?f3 ?f4 ?f4" draw:type="parallelogram" draw:modifiers="4986.0190073917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2.823cm" svg:height="2.273cm" draw:transform="skewX (-0.204727121258935) rotate (-0.244346095279206) translate (4.073cm 5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5cm" svg:height="1.504cm" draw:transform="skewX (-0.207694180987325) rotate (-0.244346095279206) translate (4.35cm 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14cm" svg:height="1.5cm" draw:transform="skewX (-0.204378055408536) rotate (-0.244346095279206) translate (5.485cm 6.9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27cm" svg:height="0.813cm" draw:transform="skewX (-0.209614043164519) rotate (-0.244346095279206) translate (5.193cm 6.4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3cm" svg:height="0.2cm" draw:transform="rotate (-1.5707963267949) translate (6.17cm 6.4cm)">
          <text:p/>
          <draw:enhanced-geometry svg:viewBox="0 0 21600 21600" draw:mirror-horizontal="false" draw:glue-points="?f6 0 10800 ?f8 ?f11 10800 ?f9 21600 10800 ?f10 ?f5 10800" draw:text-areas="?f3 ?f3 ?f4 ?f4" draw:type="parallelogram" draw:modifiers="677.1467514766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4.159cm" svg:height="3cm" draw:transform="rotate (-1.5707963267949) translate (6.924cm 15.73cm)">
          <text:p/>
          <draw:enhanced-geometry svg:viewBox="0 0 21600 21600" draw:mirror-horizontal="false" draw:glue-points="?f6 0 10800 ?f8 ?f11 10800 ?f9 21600 10800 ?f10 ?f5 10800" draw:text-areas="?f3 ?f3 ?f4 ?f4" draw:type="parallelogram" draw:modifiers="4986.0190073917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2.823cm" svg:height="2.273cm" draw:transform="skewX (-0.204727121258935) rotate (-0.244346095279206) translate (4.197cm 16.2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cm" svg:height="1.4cm" svg:x="14.9cm" svg:y="11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7" draw:layer="layout" svg:x1="11.664cm" svg:y1="18.696cm" svg:x2="19.7cm" svg:y2="18.715cm">
          <text:p text:style-name="P6"><text:span text:style-name="T1"/></text:p>
          <text:p text:style-name="P6"><text:span text:style-name="T1"/></text:p>
          <text:p text:style-name="P6"><text:span text:style-name="T1">Min <text:s text:c="24"/>Max</text:span></text:p>
          <text:p text:style-name="P6"><text:span text:style-name="T1"><text:s/></text:span><text:span text:style-name="T1">TV <text:s text:c="26"/>TV</text:span></text:p>
        </draw:line>
        <draw:line draw:style-name="gr9" draw:text-style-name="P7" draw:layer="layout" svg:x1="11.681cm" svg:y1="19.4cm" svg:x2="11.681cm" svg:y2="15.824cm">
          <text:p text:style-name="P6"><text:span text:style-name="T1"># pixels</text:span></text:p>
          <text:p text:style-name="P6"><text:span text:style-name="T1">with TV</text:span></text:p>
          <text:p text:style-name="P6"><text:span text:style-name="T1"/></text:p>
          <text:p text:style-name="P6"><text:span text:style-name="T1"/></text:p>
        </draw:line>
        <draw:path draw:style-name="gr10" draw:text-style-name="P8" draw:layer="layout" svg:width="1.409cm" svg:height="1.707cm" draw:transform="skewX (0.143116998663535) rotate (0.204203522483337) translate (4.87793813735391cm 11.4449009837325cm)" svg:viewBox="0 0 1410 1708" svg:d="M0 1395c110 22 244-149 312-690 128-1006 165-701 207-494 0 0 128 620 384 969 249 447 507 528 507 528">
          <text:p/>
        </draw:path>
        <draw:path draw:style-name="gr10" draw:text-style-name="P8" draw:layer="layout" svg:width="1.409cm" svg:height="1.707cm" draw:transform="skewX (0.143116998663535) rotate (0.204203522483337) translate (6.27793813735391cm 11.4459009837325cm)" svg:viewBox="0 0 1410 1708" svg:d="M0 1395c110 22 244-149 312-690 128-1006 165-701 207-494 0 0 128 620 384 969 249 447 507 528 507 528">
          <text:p/>
        </draw:path>
        <draw:path draw:style-name="gr10" draw:text-style-name="P8" draw:layer="layout" svg:width="1.409cm" svg:height="1.707cm" draw:transform="skewX (0.143116998663535) rotate (0.204203522483336) translate (7.57793813735391cm 11.4469009837325cm)" svg:viewBox="0 0 1410 1708" svg:d="M0 1395c110 22 244-149 312-690 128-1006 165-701 207-494 0 0 128 620 384 969 249 447 507 528 507 528">
          <text:p/>
        </draw:path>
        <draw:path draw:style-name="gr10" draw:text-style-name="P8" draw:layer="layout" svg:width="1.409cm" svg:height="1.707cm" draw:transform="skewX (0.143116998663535) rotate (0.204203522483336) translate (8.87793813735391cm 11.4479009837325cm)" svg:viewBox="0 0 1410 1708" svg:d="M0 1395c110 22 244-149 312-690 128-1006 165-701 207-494 0 0 128 620 384 969 249 447 507 528 507 528">
          <text:p/>
        </draw:path>
        <draw:path draw:style-name="gr10" draw:text-style-name="P8" draw:layer="layout" svg:width="1.409cm" svg:height="1.707cm" draw:transform="skewX (0.143116998663535) rotate (0.204203522483336) translate (10.1779381373539cm 11.4489009837325cm)" svg:viewBox="0 0 1410 1708" svg:d="M0 1395c110 22 244-149 312-690 128-1006 165-701 207-494 0 0 128 620 384 969 249 447 507 528 507 528">
          <text:p/>
        </draw:path>
        <draw:g>
          <draw:line draw:style-name="gr11" draw:text-style-name="P8" draw:layer="layout" svg:x1="6.6cm" svg:y1="11.3cm" svg:x2="13.9cm" svg:y2="11.3cm">
            <text:p/>
          </draw:line>
          <draw:line draw:style-name="gr11" draw:text-style-name="P8" draw:layer="layout" svg:x1="6.6cm" svg:y1="12.9cm" svg:x2="13.9cm" svg:y2="12.9cm">
            <text:p/>
          </draw:line>
        </draw:g>
        <draw:line draw:style-name="gr12" draw:text-style-name="P8" draw:layer="layout" svg:x1="13.6cm" svg:y1="11.3cm" svg:x2="13.6cm" svg:y2="12.9cm">
          <text:p/>
        </draw:line>
        <draw:frame draw:style-name="gr13" draw:text-style-name="P9" draw:layer="layout" svg:width="1.319cm" svg:height="0.963cm" svg:x="13.5cm" svg:y="11.7cm">
          <draw:text-box>
            <text:p><text:span text:style-name="T1">TV</text:span></text:p>
          </draw:text-box>
        </draw:frame>
        <draw:custom-shape draw:style-name="gr14" draw:text-style-name="P10" draw:layer="layout" svg:width="0.845cm" svg:height="1.504cm" draw:transform="skewX (-0.207694180987325) rotate (-0.244346095279206) translate (4.475cm 16.7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814cm" svg:height="1.5cm" draw:transform="skewX (-0.204378055408536) rotate (-0.244346095279206) translate (5.61cm 17.1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5.3cm" svg:height="1.675cm" svg:x="3cm" svg:y="14cm">
          <draw:text-box>
            <text:p text:style-name="P6"><text:span text:style-name="T1">Hypoventilation </text:span></text:p>
            <text:p text:style-name="P6"><text:span text:style-name="T1">fEIT image</text:span></text:p>
          </draw:text-box>
        </draw:frame>
        <draw:custom-shape draw:style-name="gr17" draw:text-style-name="P6" draw:layer="layout" svg:width="1.5cm" svg:height="1.2cm" svg:x="14.9cm" svg:y="1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8" draw:text-style-name="P8" draw:layer="layout" svg:x1="12.9cm" svg:y1="15.8cm" svg:x2="12.9cm" svg:y2="18.8cm">
          <text:p/>
        </draw:line>
        <draw:line draw:style-name="gr18" draw:text-style-name="P8" draw:layer="layout" svg:x1="18.5cm" svg:y1="15.8cm" svg:x2="18.5cm" svg:y2="18.8cm">
          <text:p/>
        </draw:line>
        <draw:path draw:style-name="gr19" draw:text-style-name="P8" draw:layer="layout" svg:width="5.039cm" svg:height="2.549cm" draw:transform="rotate (0.728674962707632) translate (12.919cm 17.923cm)" svg:viewBox="0 0 5040 2550" svg:d="M0 0c257 59 601-116 803 174 137 195 326 472 613 387 367-108 673 136 833 391 150 239 84 663 364 773 247 97 547 228 811 22 248-193 552-29 783 91 224 117 365 355 584 489l178 159 71 64">
          <text:p/>
        </draw:path>
        <draw:line draw:style-name="gr18" draw:text-style-name="P8" draw:layer="layout" svg:x1="14.1cm" svg:y1="15.8cm" svg:x2="14.1cm" svg:y2="18.8cm">
          <text:p/>
        </draw:line>
        <draw:path draw:style-name="gr20" draw:text-style-name="P12" draw:layer="layout" svg:width="0.786cm" svg:height="1.226cm" svg:x="5.602cm" svg:y="17.223cm" svg:viewBox="0 0 787 1227" svg:d="M70 143c71-193 328-166 528-66 200 300 300 900 0 1000-72 1-200-200-300 100 19 128-221-1-200-300 0 0-200-100-28-734z">
          <text:p/>
        </draw:path>
        <draw:path draw:style-name="gr20" draw:text-style-name="P12" draw:layer="layout" svg:width="0.85cm" svg:height="1.263cm" svg:x="4.418cm" svg:y="16.837cm" svg:viewBox="0 0 851 1264" svg:d="M782 363c-71-289-300-400-546-353-154 153-187 371-200 599-12 223-132 384 146 390 72 2 315-375 269 90-19 192 231 174 231 174 0 0 300-200 100-900z">
          <text:p/>
        </draw:path>
        <draw:custom-shape draw:style-name="gr21" draw:text-style-name="P6" draw:layer="layout" svg:width="1.1cm" svg:height="1.4cm" svg:x="8.1cm" svg:y="17.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4.159cm" svg:height="3cm" draw:transform="rotate (-1.5707963267949) translate (19.118cm 10.03cm)">
          <text:p/>
          <draw:enhanced-geometry svg:viewBox="0 0 21600 21600" draw:mirror-horizontal="false" draw:glue-points="?f6 0 10800 ?f8 ?f11 10800 ?f9 21600 10800 ?f10 ?f5 10800" draw:text-areas="?f3 ?f3 ?f4 ?f4" draw:type="parallelogram" draw:modifiers="4986.0190073917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2.823cm" svg:height="2.273cm" draw:transform="skewX (-0.204727121258935) rotate (-0.244346095279206) translate (16.391cm 10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845cm" svg:height="1.504cm" draw:transform="skewX (-0.207694180987325) rotate (-0.244346095279206) translate (16.669cm 11.0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814cm" svg:height="1.5cm" draw:transform="skewX (-0.204378055408536) rotate (-0.244346095279206) translate (17.804cm 11.4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4.64cm" svg:y1="13.324cm" svg:x2="12.676cm" svg:y2="13.343cm">
          <text:p text:style-name="P6"><text:s text:c="57"/></text:p>
        </draw:line>
        <draw:line draw:style-name="gr9" draw:text-style-name="P8" draw:layer="layout" svg:x1="4.757cm" svg:y1="13.528cm" svg:x2="4.757cm" svg:y2="9.952cm">
          <text:p text:style-name="P6">EIT Pixel </text:p>
          <text:p text:style-name="P6">Waveforms</text:p>
          <text:p text:style-name="P6"/>
          <text:p text:style-name="P6"><text:span text:style-name="T2"><text:s/></text:span></text:p>
          <text:p text:style-name="P6"><text:span text:style-name="T2"/></text:p>
        </draw:line>
        <draw:line draw:style-name="gr8" draw:text-style-name="P8" draw:layer="layout" svg:x1="3.459cm" svg:y1="5.215cm" svg:x2="11.814cm" svg:y2="5.229cm">
          <text:p text:style-name="P6"><text:s text:c="58"/><text:span text:style-name="T3">time</text:span></text:p>
        </draw:line>
        <draw:frame draw:style-name="gr24" draw:text-style-name="P14" draw:layer="layout" svg:width="7.6cm" svg:height="0.963cm" svg:x="4.859cm" svg:y="4.015cm">
          <draw:text-box>
            <text:p>Raw EIT Images</text:p>
          </draw:text-box>
        </draw:frame>
        <draw:path draw:style-name="gr25" draw:text-style-name="P8" draw:layer="layout" svg:width="1.007cm" svg:height="3.26cm" draw:transform="skewX (-0.0860447321233204) rotate (-0.405963584013882) translate (6.221cm 7.64089156239974cm)" svg:viewBox="0 0 1008 3261" svg:d="M0 0c323 20 708 77 894 421 275 866-34 2418-34 2418l-96 388 68 34">
          <text:p/>
        </draw:path>
        <draw:custom-shape draw:style-name="gr26" draw:text-style-name="P6" draw:layer="layout" svg:width="0.4cm" svg:height="0.4cm" svg:x="5.827cm" svg:y="12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4cm" svg:height="0.4cm" svg:x="6.828cm" svg:y="11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4cm" svg:height="0.4cm" svg:x="7.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4cm" svg:height="0.4cm" svg:x="8.82cm" svg:y="12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4cm" svg:height="0.4cm" svg:x="10.832cm" svg:y="11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4cm" svg:height="0.4cm" svg:x="9.832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3cm" svg:height="0.2cm" draw:transform="rotate (-1.5707963267949) translate (18.488cm 11cm)">
          <text:p/>
          <draw:enhanced-geometry svg:viewBox="0 0 21600 21600" draw:mirror-horizontal="false" draw:glue-points="?f6 0 10800 ?f8 ?f11 10800 ?f9 21600 10800 ?f10 ?f5 10800" draw:text-areas="?f3 ?f3 ?f4 ?f4" draw:type="parallelogram" draw:modifiers="677.1467514766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5" draw:layer="layout" svg:width="0.3cm" svg:height="0.2cm" draw:transform="rotate (-1.5707963267949) translate (18.47cm 11.98cm)">
          <text:p/>
          <draw:enhanced-geometry svg:viewBox="0 0 21600 21600" draw:mirror-horizontal="false" draw:glue-points="?f6 0 10800 ?f8 ?f11 10800 ?f9 21600 10800 ?f10 ?f5 10800" draw:text-areas="?f3 ?f3 ?f4 ?f4" draw:type="parallelogram" draw:modifiers="5166.777408637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28" draw:text-style-name="P8" draw:layer="layout" svg:width="1.622cm" svg:height="4.208cm" draw:transform="rotate (-1.25087747490434) translate (18.0953537632161cm 11.6763419034681cm)" svg:viewBox="0 0 1623 4209" svg:d="M0 4209c406-39 861-295 1192-633 260-264 506-676 410-1339-191-696-784-496-975-1192l-169-1012 11-33">
          <text:p/>
        </draw:path>
        <draw:frame draw:style-name="gr29" draw:text-style-name="P16" draw:layer="layout" svg:width="0.959cm" svg:height="0.979cm" svg:x="13.601cm" svg:y="18.801cm">
          <draw:text-box>
            <text:p><text:span text:style-name="T4">T</text:span></text:p>
          </draw:text-box>
        </draw:frame>
        <draw:custom-shape draw:style-name="gr6" draw:text-style-name="P5" draw:layer="layout" svg:width="2.3cm" svg:height="0.2cm" draw:transform="rotate (-1.5707963267949) translate (6.294cm 16.7cm)">
          <text:p/>
          <draw:enhanced-geometry svg:viewBox="0 0 21600 21600" draw:mirror-horizontal="false" draw:glue-points="?f6 0 10800 ?f8 ?f11 10800 ?f9 21600 10800 ?f10 ?f5 10800" draw:text-areas="?f3 ?f3 ?f4 ?f4" draw:type="parallelogram" draw:modifiers="677.1467514766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cfe7f5" draw:end-color="#204a87" draw:start-intensity="100%" draw:end-intensity="100%" draw:angle="0" draw:border="0%"/>
    <draw:hatch draw:name="image-stack" draw:style="single" draw:color="#000000" draw:distance="0.2cm" draw:rotation="3400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8T10:09:40.587000000</meta:creation-date>
    <dc:date>2017-05-13T15:58:06.566181257</dc:date>
    <meta:editing-duration>PT9H25M46S</meta:editing-duration>
    <meta:editing-cycles>85</meta:editing-cycles>
    <meta:generator>LibreOffice/5.1.6.2$Linux_X86_64 LibreOffice_project/10m0$Build-2</meta:generator>
    <dc:creator>Andy Adler</dc:creator>
    <meta:document-statistic meta:object-count="99"/>
  </office:meta>
</office:document-meta>
</file>